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798" officeooo:paragraph-rsid="001a9798"/>
    </style:style>
    <style:style style:name="P2" style:family="paragraph" style:parent-style-name="Standard">
      <style:paragraph-properties fo:text-align="start" style:justify-single-word="false"/>
      <style:text-properties officeooo:rsid="001a9798" officeooo:paragraph-rsid="001a979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9798" officeooo:paragraph-rsid="001a979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4244" officeooo:paragraph-rsid="001d424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c0ea4" officeooo:paragraph-rsid="001c0ea4"/>
    </style:style>
    <style:style style:name="T1" style:family="text">
      <style:text-properties officeooo:rsid="001c0ea4"/>
    </style:style>
    <style:style style:name="T2" style:family="text">
      <style:text-properties officeooo:rsid="001d42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1 Agenda<text:tab/><text:tab/><text:tab/><text:tab/><text:tab/><text:tab/><text:tab/><text:tab/><text:tab/><text:tab/>24/10/18</text:p>
      <text:p text:style-name="P1"/>
      <text:p text:style-name="P1"/>
      <text:list xml:id="list4228579177" text:style-name="L1">
        <text:list-item>
          <text:p text:style-name="P3">Stand <text:span text:style-name="T1">u</text:span>ps for all team members</text:p>
          <text:list>
            <text:list-item>
              <text:p text:style-name="P3">go through every members findings from the previous week</text:p>
            </text:list-item>
          </text:list>
        </text:list-item>
      </text:list>
      <text:p text:style-name="P2"/>
      <text:list xml:id="list155536781011519" text:continue-numbering="true" text:style-name="L1">
        <text:list-item>
          <text:p text:style-name="P3">look through game ideas</text:p>
          <text:p text:style-name="P3"/>
        </text:list-item>
        <text:list-item>
          <text:p text:style-name="P3">Decide on which games to present to the client</text:p>
          <text:p text:style-name="P3"/>
        </text:list-item>
        <text:list-item>
          <text:p text:style-name="P3">Decide on technologies</text:p>
          <text:list>
            <text:list-item>
              <text:p text:style-name="P3"><text:span text:style-name="T2">E</text:span>rror reporting</text:p>
            </text:list-item>
            <text:list-item>
              <text:p text:style-name="P3">Language</text:p>
            </text:list-item>
            <text:list-item>
              <text:p text:style-name="P4">What will we run the game on</text:p>
            </text:list-item>
            <text:list-item>
              <text:p text:style-name="P3"><text:span text:style-name="T2">L</text:span>ibraries</text:p>
            </text:list-item>
          </text:list>
        </text:list-item>
      </text:list>
      <text:p text:style-name="P2"/>
      <text:list xml:id="list155537304284237" text:continue-numbering="true" text:style-name="L1">
        <text:list-item>
          <text:p text:style-name="P3">Close issues</text:p>
          <text:p text:style-name="P3"/>
        </text:list-item>
        <text:list-item>
          <text:p text:style-name="P3"><text:span text:style-name="T2">C</text:span>reate issues</text:p>
          <text:p text:style-name="P3"/>
        </text:list-item>
        <text:list-item>
          <text:p text:style-name="P5">Date/Times available to meet with Murray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23:43.067619651</meta:creation-date>
    <dc:date>2018-10-24T15:55:02.058580742</dc:date>
    <meta:editing-duration>PT18M4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72" meta:character-count="353" meta:non-whitespace-character-count="301"/>
  </office:meta>
</office:document-meta>
</file>